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  <style:font-face style:name="rubik" svg:font-family="rubik, helvetica, arial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0be26d" officeooo:paragraph-rsid="000be26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ile de duelista (pasiva):</text:span> Fiora revela los Puntos vitales de los enemigos dentro de su radio de visión. Si impacta el Punto vital, recupera vida y obtiene velocidad de movimiento basada en el nivel de Gran duelo. Los Puntos vitales pueden ser impactados con ataques básicos, habilidades y objetos activables.</text:p>
      <text:p text:style-name="P1"/>
      <text:p text:style-name="P1"/>
      <text:p text:style-name="P1"><text:span text:style-name="T1">Embestida (Q):</text:span> Fiora se abalanza hacia un punto y asesta una estocada a un enemigo cercano, infligiendo daño. Estocada puede aplicar efectos de impacto y su enfriamiento se reduce un 50% si acesta a un objetivo.</text:p>
      <text:p text:style-name="P1"/>
      <text:p text:style-name="P1"/>
      <text:p text:style-name="P1"><text:span text:style-name="T1">Estocada (W):</text:span> Fiora bloquea todo el daño y los efectos de inhabilitación durante un breve periodo de tiempo y luego golpea en una dirección. La estocada realentiza la velocidad de movimiento y de ataque al primer campeón enemigo alcanzado o lo aturde si Fiora bloqueó un efecto de inmovilización con la habilidad.</text:p>
      <text:p text:style-name="P1"/>
      <text:p text:style-name="P1"/>
      <text:p text:style-name="P1"><text:span text:style-name="T1">Esgrima (E): </text:span>Fiora obtiene velocidad de ataque adicional en los siguientes dos ataques. El primero realentiza al objetivo y el segundo asesta un golpe crítico.</text:p>
      <text:p text:style-name="P1"/>
      <text:p text:style-name="P1"/>
      <text:p text:style-name="P1"><text:span text:style-name="T1">Gran duelo (definitiva, R):</text:span> Fiora revela los cuatro Puntos vitales de un campeón enemigo y obtiene velocidad de movimiento al estar cerca de él. Si Fiora impacta los cuatro Puntos vitales o si el objetivo muere después de que haya impactado al menos uno, Fiora y sus aliados en el área se curan durante algunos segundo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  <style:font-face style:name="rubik" svg:font-family="rubik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11:31:38.590000000</meta:creation-date>
    <dc:date>2023-07-02T11:49:02.516000000</dc:date>
    <meta:editing-duration>PT17M24S</meta:editing-duration>
    <meta:editing-cycles>1</meta:editing-cycles>
    <meta:document-statistic meta:table-count="0" meta:image-count="0" meta:object-count="0" meta:page-count="1" meta:paragraph-count="5" meta:word-count="219" meta:character-count="1313" meta:non-whitespace-character-count="1099"/>
    <meta:generator>LibreOffice/7.5.4.2$Windows_X86_64 LibreOffice_project/36ccfdc35048b057fd9854c757a8b67ec53977b6</meta:generator>
  </office:meta>
</office:document-meta>
</file>